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P9" style:family="paragraph" style:parent-style-name="Standard" style:list-style-name="L4">
      <style:text-properties fo:language="en" fo:country="US" fo:font-weight="normal" style:font-weight-asian="normal" style:font-weight-complex="normal"/>
    </style:style>
    <style:style style:name="P10" style:family="paragraph" style:parent-style-name="Standard">
      <style:text-properties fo:language="en" fo:country="US" fo:font-weight="bold" style:font-weight-asian="bold" style:font-weight-complex="bold"/>
    </style:style>
    <style:style style:name="P11" style:family="paragraph" style:parent-style-name="Standard" style:list-style-name="L2">
      <style:text-properties fo:language="en" fo:country="US" fo:font-weight="bold" style:font-weight-asian="bold" style:font-weight-complex="bold"/>
    </style:style>
    <style:style style:name="P12" style:family="paragraph" style:parent-style-name="Standard" style:list-style-name="L3">
      <style:text-properties fo:language="en" fo:country="US" fo:font-weight="bold" style:font-weight-asian="bold" style:font-weight-complex="bold"/>
    </style:style>
    <style:style style:name="P13" style:family="paragraph" style:parent-style-name="Standard">
      <style:text-properties fo:language="en" fo:country="US" fo:font-style="italic" fo:font-weight="normal"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fo:language="en" fo:country="U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bold" style:font-style-asian="italic" style:font-weight-asian="bold" style:font-style-complex="italic" style:font-weight-complex="bold"/>
    </style:style>
    <style:style style:name="T10" style:family="text">
      <style:text-properties fo:font-style="italic" style:text-underline-style="none"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fo:font-weight="bold" style:font-style-asian="normal" style:font-weight-asian="bold" style:font-style-complex="normal"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As we discussed earlier, a major difference between generic and advance fee spam is the active <text:soft-page-break/>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6">This chapter sets the context for our discussion. We start by exploring the dynamics of advance free fraud scams. Then we outline some of the most prominent work in the area of AFF prevention. At the end of this chapter, we explore notable conversational agents and their design.</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1053820488" text:style-name="L1">
        <text:list-item>
          <text:p text:style-name="P8">Requests for detailed personal information, such as full name, address, telephone number, occupation, age, gender, passport photograph are very common.</text:p>
        </text:list-item>
        <text:list-item>
          <text:p text:style-name="P8">Scammers commonly use templates written ahead of time over the the first two email exchanges.</text:p>
        </text:list-item>
        <text:list-item>
          <text:p text:style-name="P8">It is common for a scammer to add his target's email address in a bank, shared with other scammers.</text:p>
        </text:list-item>
        <text:list-item>
          <text:p text:style-name="P8">Often, a scammer will send a target counterfeit documents – e.g. certificates, passports, etc., in order to convince the target in the veracity of the proposed scheme.</text:p>
        </text:list-item>
        <text:list-item>
          <text:p text:style-name="P8">A scam is often operated by more than one person, or – the same person assuming multiple identities. </text:p>
        </text:list-item>
        <text:list-item>
          <text:p text:style-name="P8">Sometimes a scammer will insist on a phone number and attempt to call the target.</text:p>
        </text:list-item>
        <text:list-item>
          <text:p text:style-name="P8">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text:soft-page-break/>whether the target has been hooked or not. From the point of view of the scammer, if the target fails to comply with these requests, this is a strong indication to simply move on to the next viable target. </text:p>
      <text:p text:style-name="P1"/>
      <text:p text:style-name="P1">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text:soft-page-break/></text:p>
      <text:p text:style-name="P5">Popular state of the art email services use a combination of these techniques to protect their users. An illustrative example is Yahoo! Mail. The service uses a rule-based filter on the sender side. Should a message trigger the filter, the user is prompted to respond to a CAPTCHA correctly before 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text:soft-page-break/>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phrases. ELIZA has no knowledge of state, context, reasoning, relationships, or the world [REF].</text:p>
      <text:p text:style-name="P5"/>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Whilst Siri's main design goal is to serve as an intelligent personal assistant, it also incorporates a set of interesting techniques in its natural language generation and understanding components. The agent is capable of evidential and probabilistic reasoning, and uses a combination of machine learning and rules to determine the correct state of the conversation. Each conversation is modelled as a finite state machine – e.g., instructing the agent to create a new appointment transitions the agent into the “creating appointment” state, which now allows transitions to the “set date”, “set appointment name”, “set appointment location” and “cancel” states. The agent also delegates different types of requests to various ontologies and backend service providers and is capable of reasoning about basic relations between entities.</text:p>
      <text:p text:style-name="P5"/>
      <text:p text:style-name="P5">In summary, conversational agents use a wide range of techniques for natural language processing. State of the art systems most commonly use a combination of machine learning, text pattern matching, probabilistic reasoning and finite state models. Therefore, we believe it is possible to develop convincing conversational agents for domain-specific problems, such as advice fee fraud, by using a combination of the techniques described above.</text:p>
      <text:p text:style-name="P5"/>
      <text:p text:style-name="P2">III. Architecture</text:p>
      <text:p text:style-name="P2"/>
      <text:p text:style-name="P5">This chapter can be regarded as a self-contained, high level overview of the implementation details of our system. We start by presenting the main principles we follow in our design. Next, we provide an overview of the system's architecture and the implemented functionality. Lastly, we outline the specification and setup of our honeypot environment.</text:p>
      <text:p text:style-name="P2"/>
      <text:p text:style-name="P2">1. Principles</text:p>
      <text:p text:style-name="P5"/>
      <text:p text:style-name="P5">In the implementation of our system, we follow three high-level principles.</text:p>
      <text:p text:style-name="P5"/>
      <text:p text:style-name="P5">First, we aim to keep each conversation thread going for as long as it is possible. To achieve this, we incorporate various machine learning and natural language processing techniques into the design <text:soft-page-break/>of our system, and attempt to mimic human performance in the composition of outgoing messages as much as possible.</text:p>
      <text:p text:style-name="P5"/>
      <text:p text:style-name="P5">Second, we aim for full system automation. No user interaction should be necessary for the system to function. In order to achieve this, we incorporate a collectors subsystem, classifier and probabilistic finite state models into our design, in order to automatically collect, categorize, and compose messages.</text:p>
      <text:p text:style-name="P5"/>
      <text:p text:style-name="P5">Third, we aim to build a safe and secure system. In order to do this, we run our system from a secure remote server and use anonymous email accounts for sending and receiving emails. In addition, we ensure our natural language modules provide only fictitious details in conversations with scammers.</text:p>
      <text:p text:style-name="P2"/>
      <text:p text:style-name="P2">2. Overview</text:p>
      <text:p text:style-name="P5"><text:s/></text:p>
      <text:p text:style-name="P5">The main functionality of the system is split into 5 major components – collectors, information extraction, classification, identity generation and response generation. These components operate together to obtain AFF emails, perform information extraction and classification tasks, generate and maintain the agent's identity and compose responses. This is illustrated in [FIGURE].</text:p>
      <text:p text:style-name="P5"/>
      <text:p text:style-name="P2">Collectors. <text:span text:style-name="T1">The collector subsystem defines an interface for entering new messages into the system. This interface is thread-safe and allows for multiple collector modules to run simultaneously. It is also extensible, so creation of new collector modules is easy. For the purposes of this project, we have implemented three email collectors – a crawler and scraper for 419eater.com, an identity email box collector, and forwarded messages collector. The crawler and scraper is designed to download surplus 419 scam letters from the aforementioned web site. The identity email box collector simply iterates over all email boxes maintained by our agent and downloads any received messages. Finally, the forwarded message collector monitors a mailbox, where people can forward their spam messages and the collector will automatically filter out any personally identifiable information before passing them into the system. These three collectors ensure a constant flow of new messages into the system and also collect responses to existing conversation threads. The collectors subsystem is explained in more detail in [CHAPTER].</text:span></text:p>
      <text:p text:style-name="P5"/>
      <text:p text:style-name="P2">Information Extraction. <text:span text:style-name="T1">The information extraction component provides a set of algorithms for extracting useful information from incoming messages. As this is the first step of processing after entry into the system, these algorithms are also equipped to deal with potentially dirty data – e.g. malformed email headers, message body, etc. The main tasks performed by this component are named-entity recognition, email extraction, removing HTML, removing quoted messages, header disambiguation, relationships disambiguation. Some of these tasks are challenging – e.g., given a set of emails and named entities, compute which email address belongs to whom. Others appear trivial, but are also difficult – e.g., it is hard to separate a quoted message from the body of an email message, as there is no uniform standard on how to quote messages on reply. We go into further detail on these problems and the proposed solutions in [CHAPTER].</text:span></text:p>
      <text:p text:style-name="P2"/>
      <text:p text:style-name="P2">Classification. <text:span text:style-name="T1">The classification component provides a wrapper interface to an instance of the Stanford Classifier [REF]. The Stanford package is a Java implementation of a maximum entropy </text:span><text:span text:style-name="T1">classifier. Maximum entropy models maximize the conditional likelihood of classes and their weights take feature dependence into account, which make them particularly suitable for text classification tasks. For the purposes of this project, we have trained two classifiers. Our first classifier is trained on over 26,000 AFF messages from our 419 corpus and has a F1 score of <text:s/>81.177% on the test set of 4000 AFF messages. The classifier is used to determine which one of the 22 recognized AFF variations is in play for each conversation thread. The second model is a binary </text:span><text:soft-page-break/><text:span text:style-name="T1">classifier and is used to determine whether a message contains a request for personal information. As we discussed previously in [CHAPTER, Background], responding to personal questions is an important method to gain the scammer's trust, therefore we are interested in detecting these as reliably as possible. The PQ classifier has a F1 score of 86.667%. Feature selection, methodology and results for both classifiers are discussed in detail in [CHAPTER].</text:span></text:p>
      <text:p text:style-name="P5"/>
      <text:p text:style-name="P2">Identity Generation. <text:span text:style-name="T1">The identity generation component is tasked with providing the agent with a personality. In the context of AFF scams, this means a name, age, occupation, email address, postal address, country, marital status. This information is fictitious and may be used by the response generation component, depending on the state of the conversation and the current strategy. An identity is attached to each conversation thread in order to ensure consistency. The component provides the facilities required to obtain and manage identities. It is discussed in detail in [SECTION].</text:span></text:p>
      <text:p text:style-name="P5"/>
      <text:p text:style-name="P2">Response Generation.<text:span text:style-name="T1"> The response generation component takes in as inputs the result of the information extraction tasks, an identity, the message, and its class. It then composes a response and sends it to the scammer. This is accomplished in three steps. The first step is to determine whether the incoming message belongs to a thread. We define a thread as a logical unit of all messages related to a single instance of a scam. Because a thread can contain more than two participants, we develop a bucketing algorithm to group messages together. Second, once a thread is selected (or a new thread is created), based on the recorded state of the conversation, message class, PQ classifier, and class-specific rules, a multi-layer finite state machine generates a response. The response is generated in multiple stages. First a top-level FSM builds a template, which is then filled out by lower-level probabilistic finite state machines (PFSMs) with snippets of text or another set of PFSMs. In the final step, the component opens a connection to a SMTP server and pushes out the message. We provide lower level detail on response generation in [CHAPTER].</text:span></text:p>
      <text:p text:style-name="P5"/>
      <text:p text:style-name="P5">How these components interact together is illustrated in [FIGURE].</text:p>
      <text:p text:style-name="P2">Graph of the circle </text:p>
      <text:p text:style-name="P2">Graph of how the feed looks</text:p>
      <text:p text:style-name="P2"/>
      <text:p text:style-name="P2">3. Honeypot environment</text:p>
      <text:p text:style-name="P2"/>
      <text:p text:style-name="P5">To satisfy the personal safety requirements of this project, we require a customized setup that does not expose the author's IP address, identity or a link to the University of Edinburgh.</text:p>
      <text:p text:style-name="P5"/>
      <text:p text:style-name="P5">For these reasons, we run our prototype system on a leased virtual private server. The virtual machine features 4 GB RAM, Intel Xeon 2.80 GHz CPU, CentOS 6 (Linux kernel 3.0.22) and is secured through a firewall that blocks all incoming traffic, except secure shell access. The physical <text:s/>is located in a data center in London and is managed by clustered.net.</text:p>
      <text:p text:style-name="P5"/>
      <text:p text:style-name="P5">For sending and receiving emails, we use free anonymous email accounts set up on Yahoo! Mail and GMX. Connections to the POP3 and SMTP servers are secured with SSL.</text:p>
      <text:p text:style-name="P5"/>
      <text:p text:style-name="P5">The minimum deployment environment requirements for the prototype system are: Python &gt;= 2.7.2, Oracle Java &gt;= 1.6.0, Beautiful Soup, Stanford Classifier &gt;= 2.1.3, Stanford NER &gt;= 1.2.2. </text:p>
      <text:p text:style-name="P2"/>
      <text:p text:style-name="P2">VI. Collectors</text:p>
      <text:p text:style-name="P2"/>
      <text:p text:style-name="P2">1. Overview</text:p>
      <text:p text:style-name="P5">The collectors subsystem defines a uniform, thread-safe interface for entering new messages into the system. It implements a variation of the classical producer-consumer pattern, for N producers <text:soft-page-break/>and a single consumer using a FIFO queue. In the context of this project, we refer to each producer as a “collector”, whilst the only consumer is our conversational agent.</text:p>
      <text:p text:style-name="P5"/>
      <text:p text:style-name="P5">The collector modules solve two important problems. First, they automate the process of finding and entering new AFF messages into the system. Second, they automate the retrieval of replies to messages we have previously sent out. This spares us from having to do any manual data entry.</text:p>
      <text:p text:style-name="P5"/>
      <text:p text:style-name="P2">2. Implementation</text:p>
      <text:p text:style-name="P2"/>
      <text:p text:style-name="P5">Communication between the agent and the collectors is implemented through the file system. </text:p>
      <text:p text:style-name="P2"/>
      <text:p text:style-name="P2">- what are they</text:p>
      <text:p text:style-name="P2">- what problem to they solve</text:p>
      <text:p text:style-name="P2"/>
      <text:p text:style-name="P2">2. Design</text:p>
      <text:list xml:id="list534248346" text:style-name="L2">
        <text:list-item>
          <text:list>
            <text:list-item>
              <text:p text:style-name="P11">uses file system for communication</text:p>
            </text:list-item>
            <text:list-item>
              <text:p text:style-name="P11">posix</text:p>
            </text:list-item>
            <text:list-item>
              <text:p text:style-name="P11">working directory</text:p>
            </text:list-item>
            <text:list-item>
              <text:p text:style-name="P11"/>
            </text:list-item>
          </text:list>
        </text:list-item>
      </text:list>
      <text:list xml:id="list619258676" text:style-name="L3">
        <text:list-item>
          <text:p text:style-name="P12">figure</text:p>
        </text:list-item>
        <text:list-item>
          <text:p text:style-name="P12">variation of consumer-producer problem, FIFO implementation</text:p>
        </text:list-item>
        <text:list-item>
          <text:p text:style-name="P12"/>
        </text:list-item>
      </text:list>
      <text:p text:style-name="P2">3. Interface specification</text:p>
      <text:p text:style-name="P2">3. 419eater.com</text:p>
      <text:p text:style-name="P2">4. identity collector</text:p>
      <text:p text:style-name="P2">5. forwarded collector</text:p>
      <text:p text:style-name="P2"/>
      <text:p text:style-name="P2">VIII. Response generation</text:p>
      <text:p text:style-name="P2"/>
      <text:p text:style-name="P5">This chapter details the functionality and implementation of the response generation component. As emphasized in sections [SECTION], [SECTION], response generation depends on the outputs of the information extraction, classification, and identity generation components. </text:p>
      <text:p text:style-name="P5"/>
      <text:p text:style-name="P5">We begin by introducing a bucketing algorithm for grouping messages into conversation threads. Next, we discuss strategies for generating engaging replies. In section [SECTION], we go into detail on how responses are generated and provide examples. Finally, in [SECTION], we briefly outline how we send emails anonymously.</text:p>
      <text:p text:style-name="P5"/>
      <text:p text:style-name="P2">1. Bucketing algorithm</text:p>
      <text:p text:style-name="P5"/>
      <text:p text:style-name="P5">The first step in generating a response to an incoming message is to determine whether the message belongs to a conversation thread. We define a thread as a logical unit which contains all messages related to a single instance of a scam. Furthermore, it is important to note that a single instance may involve multiple actors. Formally, given an incoming message M and a set of threads T = {T1, T2, …, Tn}, determine if M belongs to T.</text:p>
      <text:p text:style-name="P5"/>
      <text:p text:style-name="P5">This is a challenging problem. A naïve approach assumes that each conversation thread can contain at most two actors – the agent and the scammer, therefore keeping track of the “From” header would be sufficient to maintain conversation state. Whilst this is true in some instances, we showed in [SECTION, Background] that many scams involve multiple actors. Another approach is to compute the thread with the largest word overlap, for each incoming message. This is a better solution, but it makes the assumption that the message body always contains a quoted response. <text:soft-page-break/>Due to the nature of AFF scams, this is often not true.</text:p>
      <text:p text:style-name="P5"/>
      <text:p text:style-name="Standard"><text:span text:style-name="T4">The bucketing algorithm combines ideas from the aforementioned approaches with one important observation - when a scammer attempts to transfer his target to a third party, he notifies the target beforehand. The way this is phrased varies, but an example is “please contact the prize remittance manager, John Smith at </text:span><text:a xlink:type="simple" xlink:href="mailto:john.smith@domain.com"><text:span text:style-name="T3">john.smith@domain.com</text:span></text:a><text:span text:style-name="T4">”. Therefore, an effective way to keep track of threads is to maintain buckets with all encountered email addresses for each thread. This is illustrated by the pseudocode in [FIGURE].</text:span></text:p>
      <text:p text:style-name="P5"/>
      <text:p text:style-name="P5">[FIGURE - pseudocode]</text:p>
      <text:p text:style-name="P5"/>
      <text:p text:style-name="P5">Let us assume we have threads T1, T2, T3 with buckets B1, B2, B3, such that B1 := {E1, E2}, B2 := {E3}, B3 := {E5} where En is an email address. Message M1 enters the system with a candidate bucket Bc := {E3, E6}. We iterate over the elements of B, so B2 is the maximum match with cardinality 1. Therefore, we attach M1 to T2 and update the bucket B2 with set union B2 and Bc. Next, message M2 enters the system with a candidate bucket Bc: = {E10}. We iterate over the elements of B, the max match is with cardinality 0. Therefore, we create a new thread T4 with B4 – set union of Bc and empty set. [LATEXIFY]</text:p>
      <text:p text:style-name="P5"/>
      <text:p text:style-name="P2">2. Strategies</text:p>
      <text:p text:style-name="P5"/>
      <text:p text:style-name="P5">The agent employs a set of strategies designed to occupy the scammer for as long as possible. These strategies can be divided into two categories – cooperative and non-cooperative. Cooperative strategies are mainly used to gain the scammer's confidence and are accomplished by responding positively to requests. Non-cooperative strategies are used throughout each conversation thread and aim to deflect questions, drive the conversation to a different topic, or elicit extra work from the scammer.</text:p>
      <text:p text:style-name="P5"/>
      <text:p text:style-name="P5">2.1 Cooperative strategies</text:p>
      <text:p text:style-name="P5"/>
      <text:p text:style-name="P5">In our implementation, we use three different cooperative strategies. </text:p>
      <text:p text:style-name="P5"/>
      <text:p text:style-name="P5">The first strategy is to always express interest in any proposed scheme in the beginning of a conversation thread. The initial responses are always enthusiastic and reaffirm the premise set up by the scammer. For example, if the scammer's initial email claims we have won the lottery, we do our best to pretend that we did. This strategy helps create the impression that the agent is a viable target and encourages the scammer to spend time replying back.</text:p>
      <text:p text:style-name="P5"/>
      <text:p text:style-name="P5">Another cooperative strategy involves responding to requests for personal information. As we discussed in [CHAPTER], scammers commonly request personal information as a way to establish a level of trust with the target. If trust is successfully established, the target is considered much more valuable, as it is much more likely to cooperate with future requests. Therefore, a useful strategy for our agent is to respond positively to these requests. If asked, our agent responds to these requests with personal details obtained from the identity generation component. This helps build up the scammer's perception that the agent is a viable target and makes him more invested in the conversation.</text:p>
      <text:p text:style-name="P5"/>
      <text:p text:style-name="P5">The final cooperative strategy is reaffirmation. Reaffirmation is used throughout each conversation thread to restate the agent's interest in the scammer's proposition. It is often used in conjunction with non-cooperative strategies to express that we are still interested in the scheme, despite the setbacks we have introduced. For example, an example of reaffirmation is claiming - “I look forward to working with you to process my winnings” at the end of a message, which introduces <text:soft-page-break/>some exceptional circumstance.</text:p>
      <text:p text:style-name="P5">2.2 Non-cooperative</text:p>
      <text:p text:style-name="P5"/>
      <text:p text:style-name="P5">We use four main non-cooperative strategies in the implementation of our agent.</text:p>
      <text:p text:style-name="P5"/>
      <text:p text:style-name="P5">The first non-cooperative strategy is deflecting questions. As we discussed in [SECTION], answering certain types of questions is beneficial, as it helps establish trust. However, complying with other types of questions can be dangerous or impossible. One example of this are requests for photo identification. Cooperating with these is clearly a bad idea. Instead, we choose to compose excuses – e.g. “I am sorry, but I am bad with computers. Could you tell me how to put a photo in this letter?” This is usually effective at bypassing these questions altogether. Alternatively, the scammer has to spend the time to write a mini tutorial on how to work with email attachments. </text:p>
      <text:p text:style-name="P5"/>
      <text:p text:style-name="P5">Another non-cooperative strategy is asking questions about exceptional circumstances. As we observe in [SECTION], answering questions is difficult. Instead, it is better to ask questions and attempt to drive the conversation. These questions are closely related to the variation of the scam in play and are designed to elicit extra work from the scammer. For example, in the context of a lottery scam, the agent might ask if the winnings are subject to any tax or whether they can be paid out in Australian dollars.</text:p>
      <text:p text:style-name="P5"/>
      <text:p text:style-name="P5">Stories are the third non-cooperative strategy. They are employed in later stages of a conversation and are context independent. The main purpose of stories is to take up the scammer's time by having him read a large chunk of text, following a few initially promising exchanges. Because of this, each story is between 350 and 600 words long. At the end of a story, the scammer is asked whether he can relate to the situation described in the story. By asking him to comment on the content, we ensure he has read the story.</text:p>
      <text:p text:style-name="P5"/>
      <text:p text:style-name="P5">Lastly, our final non-cooperative strategy is to prompt the scammer to resend messages. This behavior is elicited by composing replies that claim the scammer's previous message has been accidentally deleted, is garbled, or has never been received. This strategy has one goal – to force the scammer to look through his email box, find the last message he has sent us, and send it again. It is a very simple way to get the scammer to do extra work.</text:p>
      <text:p text:style-name="P5"/>
      <text:p text:style-name="P5">3. Response generation</text:p>
      <text:p text:style-name="P5"/>
      <text:p text:style-name="P5">Responses are generated from the outputs of the information extraction, identity generation, classification tasks and current conversation state via a multi-layer finite state machine. The process works as follows: the top layer FSM builds a template with placeholders for lower-level probabilistic finite state machines (PFSMs). The lower-level PFSMs emit text or another layer of PFSMs. At the bottom layer, all PFSMs generate text. This approach can also be described as top-down text generation.</text:p>
      <text:p text:style-name="P5"/>
      <text:p text:style-name="P5">3.1 Understanding the context</text:p>
      <text:p text:style-name="P5"/>
      <text:p text:style-name="P5">Understanding natural language is a very challenging task. Fortunately, advance fee fraud scams tend to follow a set pattern within a relatively narrow domain ([CHAPTER]). This makes it possible for us to use techniques such as machine learning, pattern matching rules and the conversation state to generate convincing replies.</text:p>
      <text:p text:style-name="P5"/>
      <text:p text:style-name="P5">Two maximum entropy classifiers are central to our effort to understand the contents of an incoming message. The the scam type classifier helps determine which one of the 22 known AFF variations is currently in play. For example, if we are dealing with an instance of a lottery scam, we will use the <text:soft-page-break/>appropriate lottery PFSMs and text snippets to generate that part of our response. The second classifier helps determine whether the scammer asks us to provide any personal information. If so, similarly as before, we will use the appropriate PFSMs and text snippets to generate the paragraph of the response.</text:p>
      <text:p text:style-name="P5"/>
      <text:p text:style-name="P5">Rules are another method we use to understand the context of a message. Rules are specific to each AFF variation and allow us to look for patterns that are strong signals for conversation state. Let us continue with the lottery example – the scam has four distinctive state – persuasion, claim form approved, payment approved, fee requests. Knowing the current state allows us to generate a response with information specific for that state. This helps create the impression of a natural, human response.</text:p>
      <text:p text:style-name="P5"/>
      <text:p text:style-name="P5">Finally, it is not always possible to understand the context of a message through a classifier or rules.</text:p>
      <text:p text:style-name="P5">Where this is not possible, we use the current state of the thread, as determined by the bucketing algorithm, and compose a reply using a non-cooperative strategy. For example, if the current state shows we are in the beginning of a thread, we will use the asking questions PFSM. In later stages, we will pick randomly between prompting the scammer to resend the message or the story strategy.</text:p>
      <text:p text:style-name="P5"/>
      <text:p text:style-name="P5">3.2 Text snippets</text:p>
      <text:p text:style-name="P5"/>
      <text:p text:style-name="P5">We use text snippets in the final states of the PFSMs to generate large paragraphs of text. These text snippets are written ahead of time and are stored in a hierarchical tree data structure. Top-level nodes represent specific scenarios – “photo request”, “lottery”, etc. Scenarios which describe scam variations have another set of mid-level nodes which list all recognized states of the variation. Finally, at the bottom of the tree, leaves contain a set of text snippets associated with </text:p>
      <text:p text:style-name="P5">the parent node. Text snippets are diverse, but usually contain 1-3 sentences, with placeholder variables for conversation-specific information (e.g. the agent's identity). For our prototype system, we have defined 37 nodes and 169 text snippets. Extending the collection of text snippets is easy and requires no changes to the implementation – we simply add the new text snippet files to the file system.</text:p>
      <text:p text:style-name="P5"/>
      <text:p text:style-name="P5">In addition to adding context, text snippets also provide variability to the generated responses. This is accomplished through redundant tree leaves with similar sentiment, but phrased in different ways.</text:p>
      <text:p text:style-name="P5">Let us illustrate this. Consider the example scenario of answering questions for personal information. The response paragraph is constructed from text snippers of the following mid-level tree nodes:<text:span text:style-name="T5"> intro, name, age, occupation, location, postcode, contact details, closing. </text:span><text:span text:style-name="T11">These nodes have 5, 7, 8, 5, 4, 2, 6, 6 leaves respectively. A bottom-level PFSM crawls the tree and randomly selects a single leaf from each parent node. The outputs are then compiled into the final text paragraph. In this instance, the aforementioned process allows for 8 * 7 * 6^2 * 5 ^ 2 * 4 * 2 <text:s/>= 403,200 distinct paragraph compositions. As such, the probability of generating a duplicate response is very low. We use this approach to generate all paragraphs in the body of the outgoing message.</text:span></text:p>
      <text:p text:style-name="P5"><text:span text:style-name="T11"/></text:p>
      <text:p text:style-name="P5">3.3 Finite state machines</text:p>
      <text:p text:style-name="P5"/>
      <text:p text:style-name="P5">Several layers of FSMs and PFSMs determine how each response is generated. We start by looking at the top-level FSM. We move on to a simple PFSM used for generating greetings. Next, we explore the strategy selection PFSM and an implementation of a specific strategy PFSM.</text:p>
      <text:p text:style-name="P5"/>
      <text:p text:style-name="P5">The top-level FSM defines the high-level structure of our message as a letter. The <text:span text:style-name="T5">Greeting</text:span>, <text:span text:style-name="T5">Body </text:span><text:span text:style-name="T11">and </text:span><text:span text:style-name="T5">Signature </text:span><text:span text:style-name="T13">states represent a set of PFSMs, whilst Quoted_Text simply produces a quoted version of the incoming message. The FSM is illustrated in [FIGURE].</text:span></text:p>
      <text:p text:style-name="P5"><text:soft-page-break/><text:span text:style-name="T13"/></text:p>
      <text:p text:style-name="P5"><text:span text:style-name="T13">[FIGURE OF THE FSM]</text:span></text:p>
      <text:p text:style-name="P5"/>
      <text:p text:style-name="P5">The greeting generation automata is an example of a simple bottom-level PFSM. Its task is to accept the name of the scammer and produce a greeting, as illustrated in [FIGURE]. The transitions between the has_name state and the text snippets are equally probable with p = 1/3.</text:p>
      <text:p text:style-name="P5"/>
      <text:p text:style-name="P5">[FIGURE OF THE FSM]</text:p>
      <text:p text:style-name="P5"/>
      <text:p text:style-name="P5"/>
      <text:p text:style-name="P5"/>
      <text:p text:style-name="P5"/>
      <text:p text:style-name="P5"/>
      <text:p text:style-name="P5">The top level FSM is tasked with </text:p>
      <text:p text:style-name="P5"/>
      <text:p text:style-name="P5"><text:tab/>Greeting FSM</text:p>
      <text:p text:style-name="P5"><text:tab/>Top layer FSM – to create the letter format</text:p>
      <text:p text:style-name="P5"><text:tab/>Body PFSM – to decide which strategies to include based on state</text:p>
      <text:p text:style-name="P5"><text:tab/>FSM for rules</text:p>
      <text:p text:style-name="P5"><text:tab/></text:p>
      <text:p text:style-name="P5"><text:tab/></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7T20:40:54</dc:date>
    <dc:creator>Ivan Trendafilov</dc:creator>
    <meta:editing-duration>P2DT8H24M57S</meta:editing-duration>
    <meta:editing-cycles>263</meta:editing-cycles>
    <meta:generator>LibreOffice/3.3$Unix LibreOffice_project/330m19$Build-401</meta:generator>
    <meta:document-statistic meta:table-count="0" meta:image-count="0" meta:object-count="0" meta:page-count="12" meta:paragraph-count="135" meta:word-count="6446" meta:character-count="40164"/>
  </office:meta>
</office:document-meta>
</file>